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Ubuntu" fo:font-size="10pt" officeooo:rsid="00124be1" officeooo:paragraph-rsid="001481d4" style:font-size-asian="10pt" style:font-size-complex="10pt"/>
    </style:style>
    <style:style style:name="P2" style:family="paragraph" style:parent-style-name="Standard">
      <style:paragraph-properties fo:text-align="end" style:justify-single-word="false"/>
      <style:text-properties style:font-name="Ubuntu" fo:font-size="10pt" officeooo:rsid="001481d4" officeooo:paragraph-rsid="001481d4" style:font-size-asian="10pt" style:font-size-complex="10pt"/>
    </style:style>
    <style:style style:name="P3" style:family="paragraph" style:parent-style-name="Standard">
      <style:paragraph-properties fo:text-align="center" style:justify-single-word="false"/>
      <style:text-properties style:font-name="Ubuntu" fo:font-size="10pt" style:text-underline-style="solid" style:text-underline-width="auto" style:text-underline-color="font-color" fo:font-weight="bold" officeooo:rsid="00124be1" officeooo:paragraph-rsid="001481d4" style:font-size-asian="10pt" style:font-weight-asian="bold" style:font-size-complex="10pt" style:font-weight-complex="bold"/>
    </style:style>
    <style:style style:name="P4" style:family="paragraph" style:parent-style-name="Standard">
      <style:paragraph-properties fo:text-align="end" style:justify-single-word="false"/>
      <style:text-properties style:font-name="Ubuntu Mono" fo:font-size="11pt" style:text-underline-style="solid" style:text-underline-width="auto" style:text-underline-color="font-color" fo:font-weight="bold" officeooo:rsid="00124be1" officeooo:paragraph-rsid="00124be1"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Ubuntu Mono" fo:font-size="11pt" officeooo:rsid="00124be1" officeooo:paragraph-rsid="00124be1" style:font-size-asian="11pt" style:font-size-complex="11pt"/>
    </style:style>
    <style:style style:name="P6" style:family="paragraph" style:parent-style-name="Standard">
      <style:paragraph-properties fo:text-align="start" style:justify-single-word="false"/>
      <style:text-properties style:font-name="Ubuntu Mono" fo:font-size="11pt" officeooo:rsid="0012becc" officeooo:paragraph-rsid="0012becc" style:font-size-asian="11pt" style:font-size-complex="11pt"/>
    </style:style>
    <style:style style:name="P7" style:family="paragraph" style:parent-style-name="Standard">
      <style:paragraph-properties fo:text-align="start" style:justify-single-word="false"/>
      <style:text-properties style:font-name="Ubuntu Mono" fo:font-size="11pt" officeooo:paragraph-rsid="00124be1" style:font-size-asian="11pt" style:font-size-complex="11pt"/>
    </style:style>
    <style:style style:name="P8" style:family="paragraph" style:parent-style-name="Standard">
      <style:paragraph-properties fo:text-align="start" style:justify-single-word="false"/>
      <style:text-properties style:font-name="Ubuntu Mono" fo:font-size="11pt" officeooo:paragraph-rsid="0012becc" style:font-size-asian="11pt" style:font-size-complex="11pt"/>
    </style:style>
    <style:style style:name="P9" style:family="paragraph" style:parent-style-name="Standard">
      <style:paragraph-properties fo:text-align="start" style:justify-single-word="false"/>
      <style:text-properties style:font-name="Ubuntu Mono" fo:font-size="11pt" fo:font-style="normal" officeooo:rsid="0012becc" officeooo:paragraph-rsid="0012becc" style:font-size-asian="11pt" style:font-style-asian="normal" style:font-size-complex="11pt" style:font-style-complex="normal"/>
    </style:style>
    <style:style style:name="P10" style:family="paragraph" style:parent-style-name="Standard">
      <style:paragraph-properties fo:text-align="start" style:justify-single-word="false"/>
      <style:text-properties style:font-name="Ubuntu Mono" fo:font-size="11pt" fo:font-style="normal" officeooo:rsid="001481d4" officeooo:paragraph-rsid="001481d4" style:font-size-asian="11pt" style:font-style-asian="normal" style:font-size-complex="11pt" style:font-style-complex="normal"/>
    </style:style>
    <style:style style:name="T1" style:family="text">
      <style:text-properties officeooo:rsid="00124be1"/>
    </style:style>
    <style:style style:name="T2" style:family="text">
      <style:text-properties officeooo:rsid="0012bec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5">1. <text:span text:style-name="T5">Create containers for userjoe, userbob and usersue.</text:span></text:p>
      <text:p text:style-name="P5"/>
      <text:p text:style-name="P5">$ sudo mkdir -p /Admin/Linux1/User\ Joe</text:p>
      <text:p text:style-name="P5">$ sudo mkdir -p /Admin/Linux1/User\ Bob</text:p>
      <text:p text:style-name="P5">$ sudo mkdir -p /Admin/Linux1/User\ Sue</text:p>
      <text:p text:style-name="P5"/>
      <text:p text:style-name="P5">2. <text:span text:style-name="T5">Create user joe, sue and bob.</text:span></text:p>
      <text:p text:style-name="P5"/>
      <text:p text:style-name="P5">$ sudo useradd -d /Admin/Linux1/User\ Bob -s /bin/bash -G telnetd,ftp,ssl-cert,ssh,www-data -p bob bob</text:p>
      <text:p text:style-name="P5">$ sudo useradd -d /Admin/Linux1/User\ Joe -s /bin/bash -G telnetd,ftp,ssl-cert,ssh,www-data -p joe joe</text:p>
      <text:p text:style-name="P5">$ sudo useradd -d /Admin/Linux1/User\ Sue -s /bin/bash -G telnetd,ftp,ssl-cert,ssh,www-data -p sue sue</text:p>
      <text:p text:style-name="P5"/>
      <text:p text:style-name="P5">3. <text:span text:style-name="T5">Give access to the home directory.</text:span></text:p>
      <text:p text:style-name="P5"/>
      <text:p text:style-name="P5">$ sudo chown -R bob:<text:span text:style-name="T2">bob</text:span> /Admin/Linux1/User\ Bob/</text:p>
      <text:p text:style-name="P5">$ sudo chown -R sue:<text:span text:style-name="T2">sue</text:span> /Admin/Linux1/User\ Sue/</text:p>
      <text:p text:style-name="P5">$ sudo chown -R joe:<text:span text:style-name="T2">joe</text:span> /Admin/Linux1/User\ Joe/</text:p>
      <text:p text:style-name="P5"/>
      <text:p text:style-name="P6">checking my work on question 3….</text:p>
      <text:p text:style-name="P6"/>
      <text:p text:style-name="P5">$ sudo su bob</text:p>
      <text:p text:style-name="P5">bob@alfavametraxis:/Admin$ whoami</text:p>
      <text:p text:style-name="P5">bob</text:p>
      <text:p text:style-name="P5"/>
      <text:p text:style-name="P5">bob@alfavametraxis:/Admin$ echo $HOME</text:p>
      <text:p text:style-name="P5">/Admin/Linux1/User Bob</text:p>
      <text:p text:style-name="P5"/>
      <text:p text:style-name="P5">bob@alfavametraxis:/Admin$ ls -al /Admin/Linux1/</text:p>
      <text:p text:style-name="P5">drwxr-xr-x 2 bob <text:s/>bob <text:s/>4096 Feb 18 18:28 'User Bob'</text:p>
      <text:p text:style-name="P5">drwxr-xr-x 2 joe <text:s/>joe <text:s/>4096 Feb 18 18:19 'User Joe'</text:p>
      <text:p text:style-name="P5">drwxr-xr-x 2 sue <text:s/>sue <text:s/>4096 Feb 18 18:19 'User Sue'</text:p>
      <text:p text:style-name="P5"/>
      <text:p text:style-name="P5">4. <text:span text:style-name="T5">Give access to bash shell and other important utilities.</text:span></text:p>
      <text:p text:style-name="P5"/>
      <text:p text:style-name="P7"><text:span text:style-name="T1">I chose to do this using the useradd command, by adding the user to specific groups:</text:span></text:p>
      <text:p text:style-name="P7"/>
      <text:p text:style-name="P7">$ groups bob</text:p>
      <text:p text:style-name="P7">bob : bob www-data ssl-cert ssh ftp telnetd</text:p>
      <text:p text:style-name="P7"/>
      <text:p text:style-name="P6"/>
      <text:p text:style-name="P6">The problem with this approach is that is gives the user the ability to change files attached to those specific purposes, but it does not allow the user to change the state of those service. e.g stopping/starting apache.</text:p>
      <text:p text:style-name="P6"/>
      <text:p text:style-name="P6">To do this on an init system I would use visudo and add the following line to the sudousers file:</text:p>
      <text:p text:style-name="P8">$USERNAME ALL <text:span text:style-name="T4">= “/etc/init.d/apache2”</text:span></text:p>
      <text:p text:style-name="P6"><text:span text:style-name="T3"/></text:p>
      <text:p text:style-name="P9">I am unsure how to do this in systemd.</text:p>
      <text:p text:style-name="P9"/>
      <text:p text:style-name="P9"/>
      <text:p text:style-name="P10"><text:soft-page-break/>This final directory structure:</text:p>
      <text:p text:style-name="P10"/>
      <text:p text:style-name="P10">/Admin$ tree</text:p>
      <text:p text:style-name="P10">.</text:p>
      <text:p text:style-name="P10">└── Linux1</text:p>
      <text:p text:style-name="P10"><text:s text:c="4"/>├── test</text:p>
      <text:p text:style-name="P10"><text:s text:c="4"/>├── User Bob</text:p>
      <text:p text:style-name="P10"><text:s text:c="4"/>├── User Joe</text:p>
      <text:p text:style-name="P10"><text:s text:c="4"/>└── User Sue</text:p>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Ubuntu" fo:font-size="10pt" officeooo:rsid="00124be1" officeooo:paragraph-rsid="001481d4" style:font-size-asian="10pt" style:font-size-complex="10pt"/>
    </style:style>
    <style:style style:name="MP2" style:family="paragraph" style:parent-style-name="Standard">
      <style:paragraph-properties fo:text-align="end" style:justify-single-word="false"/>
      <style:text-properties style:font-name="Ubuntu" fo:font-size="10pt" officeooo:rsid="001481d4" officeooo:paragraph-rsid="001481d4" style:font-size-asian="10pt" style:font-size-complex="10pt"/>
    </style:style>
    <style:style style:name="MP3" style:family="paragraph" style:parent-style-name="Standard">
      <style:paragraph-properties fo:text-align="center" style:justify-single-word="false"/>
      <style:text-properties style:font-name="Ubuntu" fo:font-size="10pt" style:text-underline-style="solid" style:text-underline-width="auto" style:text-underline-color="font-color" fo:font-weight="bold" officeooo:rsid="00124be1" officeooo:paragraph-rsid="001481d4"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etwork Administration for Novell Linux</text:p>
        <text:p text:style-name="MP2">96142 – ITNW 2303</text:p>
        <text:p text:style-name="MP1">Beorn E Morder</text:p>
        <text:p text:style-name="MP3">Lab #1 Prepping for Linux1</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18:14:52.514879892</meta:creation-date>
    <dc:date>2020-02-18T18:41:31.255992835</dc:date>
    <meta:editing-duration>PT3M48S</meta:editing-duration>
    <meta:editing-cycles>1</meta:editing-cycles>
    <meta:document-statistic meta:table-count="0" meta:image-count="0" meta:object-count="0" meta:page-count="2" meta:paragraph-count="42" meta:word-count="296" meta:character-count="1831" meta:non-whitespace-character-count="1554"/>
    <meta:generator>LibreOffice/6.3.4.2$Linux_X86_64 LibreOffice_project/30$Build-2</meta:generator>
  </office:meta>
</office:document-meta>
</file>